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11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57" calcext:value-type="float">
            <text:p>1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54" calcext:value-type="float">
            <text:p>2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11" calcext:value-type="float">
            <text:p>2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38" calcext:value-type="float">
            <text:p>2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49" calcext:value-type="float">
            <text:p>1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85" calcext:value-type="float">
            <text:p>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194" calcext:value-type="float">
            <text:p>1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42" calcext:value-type="float">
            <text:p>2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9" calcext:value-type="float">
            <text:p>2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97" calcext:value-type="float">
            <text:p>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73" calcext:value-type="float">
            <text:p>2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1" calcext:value-type="float">
            <text:p>1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54" calcext:value-type="float">
            <text:p>1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40" calcext:value-type="float">
            <text:p>2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44" calcext:value-type="float">
            <text:p>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79" calcext:value-type="float">
            <text:p>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9" calcext:value-type="float">
            <text:p>1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66" calcext:value-type="float">
            <text:p>2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78" calcext:value-type="float">
            <text:p>1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87" calcext:value-type="float">
            <text:p>1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</table:table>
      <table:table table:name="Order" table:style-name="ta1"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371" calcext:value-type="float">
            <text:p>3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384" calcext:value-type="float">
            <text:p>3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395" calcext:value-type="float">
            <text:p>3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404" calcext:value-type="float">
            <text:p>404</text:p>
          </table:table-cell>
          <table:table-cell table:number-columns-repeated="1020"/>
        </table:table-row>
      </table:table>
      <table:table table:name="Saturation" table:style-name="ta1">
        <table:table-column table:style-name="co5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203" calcext:value-type="float">
            <text:p>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281" calcext:value-type="float">
            <text:p>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186" calcext:value-type="float">
            <text:p>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205" calcext:value-type="float">
            <text:p>205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trategy.A1:Strategy.C1048576"/>
        <table:database-range table:name="__Anonymous_Sheet_DB__1" table:target-range-address="Order.A1:Order.A5"/>
        <table:database-range table:name="__Anonymous_Sheet_DB__2" table:target-range-address="Saturation.A1:Saturation.B1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14:49:01.1866071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8T13:50:17.653632815</meta:creation-date>
    <dc:date>2016-09-16T14:50:43.303668157</dc:date>
    <meta:editing-duration>PT1M24S</meta:editing-duration>
    <meta:editing-cycles>4</meta:editing-cycles>
    <meta:generator>LibreOffice/4.2.8.2$Linux_X86_64 LibreOffice_project/420m0$Build-2</meta:generator>
    <meta:document-statistic meta:table-count="3" meta:cell-count="297" meta:object-count="0"/>
  </office:meta>
</office:document-meta>
</file>